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1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8.66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3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28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6.33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4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35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517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819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1.372cm" loext:decorative="false"/>
      <style:paragraph-properties style:writing-mode="lr-tb"/>
    </style:style>
    <style:style style:name="P1" style:family="paragraph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1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Times New Roman1" fo:font-size="20pt" style:font-size-asian="20pt" style:font-size-complex="20pt"/>
    </style:style>
    <style:style style:name="P6" style:family="paragraph">
      <style:paragraph-properties fo:line-height="150%"/>
      <style:text-properties style:font-name="Times New Roman1"/>
    </style:style>
    <style:style style:name="P7" style:family="paragraph">
      <loext:graphic-properties draw:fill="none" draw:fill-color="#ffffff"/>
      <style:paragraph-properties fo:line-height="150%"/>
      <style:text-properties style:font-name="Times New Roman1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font-name="OPTITimes-Roman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200%"/>
    </style:style>
    <style:style style:name="P16" style:family="paragraph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20" style:family="paragraph">
      <loext:graphic-properties draw:fill-color="#ffffff"/>
      <style:paragraph-properties fo:text-align="start"/>
      <style:text-properties style:font-name="Times New Roman1" fo:font-size="18pt" style:font-size-asian="18pt" style:font-size-complex="18pt" fo:hyphenate="false" loext:hyphenation-no-caps="false" loext:hyphenation-no-last-word="false"/>
    </style:style>
    <style:style style:name="P21" style:family="paragraph">
      <style:paragraph-properties fo:margin-left="0cm" fo:margin-right="0cm" fo:margin-top="0.5cm" fo:margin-bottom="0cm" fo:text-align="start" fo:text-indent="0cm"/>
    </style:style>
    <style:style style:name="P22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23" style:family="paragraph">
      <loext:graphic-properties draw:fill-color="#ffffff"/>
      <style:paragraph-properties fo:text-align="start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text-align="start"/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5" style:family="paragraph">
      <style:text-properties style:font-name="Times New Roman1" fo:font-size="18pt" style:font-size-asian="18pt" style:font-size-complex="18pt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text-properties style:font-name="OPTITimes-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P29" style:family="paragraph">
      <loext:graphic-properties draw:fill="none" draw:fill-color="#ffffff"/>
      <style:text-properties style:font-name="Times New Roman Cyr1"/>
    </style:style>
    <style:style style:name="P30" style:family="paragraph">
      <style:paragraph-properties fo:margin-left="0cm" fo:margin-right="0cm" fo:margin-top="0.5cm" fo:margin-bottom="0cm" fo:text-indent="0cm"/>
      <style:text-properties style:font-name="Times New Roman1" fo:font-size="20pt" style:text-underline-style="solid" style:text-underline-width="auto" style:text-underline-color="font-color" fo:font-weight="bold" style:letter-kerning="true" style:font-size-asian="20pt" style:font-weight-asian="bold" style:font-name-complex="FreeSans" style:font-size-complex="20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.5cm" fo:margin-bottom="0cm" fo:text-indent="0cm"/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2" style:family="paragraph">
      <loext:graphic-properties draw:fill="none" draw:fill-color="#ffffff"/>
      <style:text-properties style:font-name="Times New Roman1" fo:font-size="18pt" fo:font-weight="normal" style:font-size-asian="18pt" style:font-size-complex="18pt"/>
    </style:style>
    <style:style style:name="P33" style:family="paragraph">
      <loext:graphic-properties draw:fill="none" draw:fill-color="#ffffff"/>
      <style:text-properties style:font-name="OPTITimes-Roman" fo:font-size="18pt" fo:font-weight="bold" style:font-weight-asian="bold" style:font-weight-complex="bold"/>
    </style:style>
    <style:style style:name="P34" style:family="paragraph">
      <loext:graphic-properties draw:fill="none" draw:fill-color="#ffffff"/>
      <style:text-properties style:font-name="Times New Roman Cyr1" fo:font-size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text-properties style:font-name="Times New Roman1"/>
    </style:style>
    <style:style style:name="P37" style:family="paragraph">
      <loext:graphic-properties draw:fill="none" draw:fill-color="#ffffff"/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8" style:family="paragraph">
      <loext:graphic-properties draw:fill="none" draw:fill-color="#ffffff"/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T2" style:family="text">
      <style:text-properties style:font-name="Times New Roman Cyr" fo:font-size="20pt" style:text-underline-style="solid" style:text-underline-width="auto" style:text-underline-color="font-color" fo:font-weight="bold" style:font-size-asian="32pt" style:font-weight-asian="bold" style:font-size-complex="32pt" style:font-weight-complex="600"/>
    </style:style>
    <style:style style:name="T3" style:family="text">
      <style:text-properties style:font-name="Times New Roman Cyr1" fo:font-size="14pt" style:font-size-asian="18pt" style:font-size-complex="18pt"/>
    </style:style>
    <style:style style:name="T4" style:family="text">
      <style:text-properties style:font-name="Times New Roman Cyr1" fo:font-size="14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1" fo:font-size="20pt" style:font-size-asian="20pt" style:font-size-complex="20pt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Times New Roman1" fo:font-weight="normal" style:font-weight-asian="normal" style:font-weight-complex="normal"/>
    </style:style>
    <style:style style:name="T10" style:family="text">
      <style:text-properties style:font-name="Times New Roman1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name="Times New Roman Cyr1"/>
    </style:style>
    <style:style style:name="T12" style:family="text"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Times New Roman1" fo:font-size="18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T17" style:family="text">
      <style:text-properties style:font-name="Times New Roman1" fo:font-size="18pt" fo:font-weight="normal" style:font-size-asian="18pt" style:font-size-complex="18pt"/>
    </style:style>
    <style:style style:name="T18" style:family="text">
      <style:text-properties style:font-name="OPTITimes-Roman" fo:font-size="18pt" fo:font-weight="bold" style:font-weight-asian="bold" style:font-weight-complex="bold"/>
    </style:style>
    <style:style style:name="T19" style:family="text">
      <style:text-properties style:font-name="Times New Roman Cyr1" fo:font-size="18pt"/>
    </style:style>
    <style:style style:name="T20" style:family="text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517cm" svg:x="1.4cm" svg:y="1.441cm" presentation:class="title" presentation:user-transformed="true">
          <draw:text-box>
            <text:p><text:span text:style-name="T1">Cyberwall: An AI-Powered App for Cyberbullying Detection and Solving</text:span></text:p>
          </draw:text-box>
        </draw:frame>
        <draw:frame presentation:style-name="pr2" draw:layer="layout" svg:width="7.5cm" svg:height="5.134cm" svg:x="1.5cm" svg:y="8.5cm" presentation:class="outline" presentation:user-transformed="true">
          <draw:text-box>
            <text:p><text:span text:style-name="T2">GUIDED BY:</text:span></text:p>
            <text:p><text:span text:style-name="T3">RENJANA RAMCHANDRAN</text:span></text:p>
            <text:p><text:span text:style-name="T3">ASSISTANT PROFESSOR,</text:span></text:p>
            <text:p><text:span text:style-name="T3">CSE DEPT, MCET</text:span></text:p>
          </draw:text-box>
        </draw:frame>
        <draw:frame presentation:style-name="pr2" draw:text-style-name="P2" draw:layer="layout" svg:width="11.5cm" svg:height="5.815cm" svg:x="15.5cm" svg:y="8.5cm" presentation:class="outline" presentation:user-transformed="true">
          <draw:text-box>
            <text:list text:style-name="L2">
              <text:list-header>
                <text:p><text:span text:style-name="T2">PRESENTED BY:</text:span></text:p>
                <text:p><text:span text:style-name="T4">MEVEN REGI (MCK22CSO38)</text:span></text:p>
                <text:p><text:span text:style-name="T4">BENITA BIJU GEORGE (MCK22CS021)</text:span></text:p>
                <text:p><text:span text:style-name="T4">IHSANUL HAQ (SGI22CS025)</text:span></text:p>
                <text:p><text:span text:style-name="T4">ASWATHY NAIR S (MCK22CS019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1cm" svg:height="2.233cm" svg:x="1.5cm" svg:y="1.36cm">
          <draw:text-box>
            <text:p text:style-name="P4"><text:span text:style-name="T5">CONTENTS</text:span><text:span text:style-name="T6">:</text:span></text:p>
          </draw:text-box>
        </draw:frame>
        <draw:frame draw:style-name="gr3" draw:text-style-name="P7" draw:layer="layout" svg:width="17cm" svg:height="5.583cm" svg:x="1.5cm" svg:y="4cm">
          <draw:text-box>
            <text:list text:style-name="L1">
              <text:list-item>
                <text:p text:style-name="P6"><text:span text:style-name="T7"><text:s/></text:span><text:span text:style-name="T7">Introduction</text:span></text:p>
              </text:list-item>
              <text:list-item>
                <text:p text:style-name="P6"><text:span text:style-name="T7"><text:s/></text:span><text:span text:style-name="T7">Existing <text:s/>System and Disadvantages</text:span></text:p>
              </text:list-item>
              <text:list-item>
                <text:p text:style-name="P6"><text:span text:style-name="T7"><text:s/></text:span><text:span text:style-name="T7">Proposed System and Advant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4" draw:text-style-name="P10" draw:layer="layout" svg:width="25.5cm" svg:height="13cm" svg:x="0.5cm" svg:y="1.5cm">
          <draw:text-box>
            <text:p text:style-name="P8"><text:s text:c="4"/><text:span text:style-name="T5">Cyberbullying</text:span><text:span text:style-name="T8">:</text:span></text:p>
            <text:list text:style-name="L1">
              <text:list-item>
                <text:p text:style-name="P9"><text:span text:style-name="T9">Cyberbullying is an action of harming or harassing via information technology networks. </text:span></text:p>
              </text:list-item>
              <text:list-item>
                <text:p text:style-name="P9"><text:span text:style-name="T7">Cyberbullying is using digital platforms to harass,threaten or embarrass someone.</text:span></text:p>
              </text:list-item>
              <text:list-item>
                <text:p text:style-name="P9"><text:span text:style-name="T7">It is persistent, anonymous, and can reach a large audience.</text:span></text:p>
              </text:list-item>
              <text:list-item>
                <text:p text:style-name="P9"><text:span text:style-name="T7">Includes sending hurtful messages, spreading rumors, or sharing private content.</text:span></text:p>
              </text:list-item>
              <text:list-item>
                <text:p text:style-name="P9"><text:span text:style-name="T7">Occurs on social media, messaging apps, gaming platforms, and forums.</text:span></text:p>
              </text:list-item>
              <text:list-item>
                <text:p text:style-name="P9"><text:span text:style-name="T7">Teenagers, minorities, and public figures are common targets.</text:span></text:p>
              </text:list-item>
              <text:list-item>
                <text:p text:style-name="P9"><text:span text:style-name="T7">Leads to anxiety, depression, poor performance, and social withdrawal.</text:span></text:p>
              </text:list-item>
              <text:list-item>
                <text:p text:style-name="P9"><text:span text:style-name="T7">Educating users, promoting kindness, and using privacy tools can help.</text:span></text:p>
              </text:list-item>
              <text:list-item>
                <text:p text:style-name="P9"><text:span text:style-name="T7">Cyberbullying can cause severe mental and emotional damage.</text:span></text:p>
              </text:list-item>
              <text:list-item>
                <text:p text:style-name="P9"><text:span text:style-name="T7">Cyberwall monitors and detect cyberbullying and provide solutions with the help of pretrained AI model.</text:span></text:p>
              </text:list-item>
            </text:list>
          </draw:text-box>
        </draw:frame>
        <draw:frame draw:style-name="gr5" draw:text-style-name="P12" draw:layer="layout" svg:width="10.776cm" svg:height="1.242cm" svg:x="0.724cm" svg:y="0.36cm">
          <draw:text-box>
            <text:p text:style-name="P11"><text:span text:style-name="T5">INTRODUCTION</text:span><text:span text:style-name="T10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6" draw:text-style-name="P14" draw:layer="layout" svg:width="9.168cm" svg:height="1.242cm" svg:x="1.6cm" svg:y="1cm">
          <draw:text-box>
            <text:p text:style-name="P13"><text:span text:style-name="T5">PROBLEM <text:s/>STATEMENT</text:span></text:p>
          </draw:text-box>
        </draw:frame>
        <draw:frame draw:style-name="gr7" draw:text-style-name="P10" draw:layer="layout" svg:width="25cm" svg:height="12.001cm" svg:x="1.5cm" svg:y="2.499cm">
          <draw:text-box>
            <text:list text:style-name="L1">
              <text:list-item>
                <text:p text:style-name="P15"><text:span text:style-name="T11">Affects mental health and self-esteem</text:span></text:p>
                <text:p text:style-name="P15"><text:span text:style-name="T11"/></text:p>
              </text:list-item>
              <text:list-item>
                <text:p><text:span text:style-name="T11">Leads to severe outcomes like depression and even suicide in extreme cases</text:span></text:p>
                <text:p text:style-name="P9"><text:span text:style-name="T11"/></text:p>
              </text:list-item>
              <text:list-item>
                <text:p><text:span text:style-name="T11">Involves harmful actions such as harassment,threats,spreading rumors or sharing private informations to embarrass or intimidate someon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2" draw:text-style-name="P16" draw:layer="layout" svg:width="16cm" svg:height="1.5cm" svg:x="1.5cm" svg:y="1cm" presentation:class="outline" presentation:user-transformed="true">
          <draw:text-box>
            <text:list text:style-name="L2">
              <text:list-header>
                <text:p><text:span text:style-name="T5">LITERATURE REVIEW</text:span></text:p>
              </text:list-header>
            </text:list>
          </draw:text-box>
        </draw:frame>
        <draw:frame presentation:style-name="pr2" draw:text-style-name="P17" draw:layer="layout" svg:width="25cm" svg:height="11.5cm" svg:x="1.5cm" svg:y="3cm" presentation:class="outline" presentation:user-transformed="true">
          <draw:text-box>
            <text:list text:style-name="L2">
              <text:list-header>
                <text:p><text:span text:style-name="T8">(1)Toward Multi-Modal Approach for Identification and Detection of Cyberbullying in Social Networks : Research Article (27 JUN 2024) </text:span></text:p>
              </text:list-header>
              <text:list-item>
                <text:p><text:span text:style-name="T12">The objective is to create a more effective and comprehensive system for identifying and mitigating cyberbullying behavior in online social networks.</text:span></text:p>
              </text:list-item>
              <text:list-item>
                <text:p><text:span text:style-name="T12">The combination of deep learning, data fusion techniques, and the innovative use of neural networks enables multidimensional interaction, understanding, and personalization in real-world task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8"><text:span text:style-name="T5">DISADVANTAGES</text:span></text:p>
          </draw:text-box>
        </draw:frame>
        <draw:frame presentation:style-name="pr5" draw:text-style-name="P20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9"><text:span text:style-name="T13">Require specialized expertise for extracting relevant features.</text:span></text:p>
              </text:list-item>
              <text:list-item>
                <text:p text:style-name="P19"><text:span text:style-name="T13">Complex deep learning models.</text:span></text:p>
              </text:list-item>
              <text:list-item>
                <text:p text:style-name="P19"><text:span text:style-name="T13"/></text:p>
              </text:list-item>
            </text:list>
            <text:p text:style-name="P19"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8"><text:span text:style-name="T5">LITERATURE REVIEW()</text:span></text:p>
          </draw:text-box>
        </draw:frame>
        <draw:frame presentation:style-name="pr6" draw:text-style-name="P23" draw:layer="layout" svg:width="25.199cm" svg:height="9.819cm" svg:x="1.4cm" svg:y="3cm" presentation:class="subtitle" presentation:user-transformed="true">
          <draw:text-box>
            <text:p text:style-name="P21"><text:span text:style-name="T14">(2)Cyber Bullying Detection on Social Media using Machine Learning : </text:span><text:span text:style-name="T8">Research Article (2021)</text:span></text:p>
            <text:list text:style-name="L1">
              <text:list-item>
                <text:p text:style-name="P22"><text:span text:style-name="T12"><text:s/></text:span><text:span text:style-name="T12">This paper demonstrates the feasibility and effectiveness of using machine learning algorithms to identify cyberbullying in social media text.</text:span></text:p>
              </text:list-item>
              <text:list-item>
                <text:p text:style-name="P22"><text:span text:style-name="T12">The paper likely compares different machine learning models (e.g., logistic regression, SVM, Naive Bayes) for cyberbullying detection, providing valuable insights into their strengths and weaknesses.</text:span></text:p>
              </text:list-item>
              <text:list-item>
                <text:p text:style-name="P22"><text:span text:style-name="T12">The paper likely discusses the challenges associated with detecting cyberbullying, such as the use of slang, sarcasm, and context-dependent langua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text-style-name="P24" draw:layer="layout" svg:width="25.199cm" svg:height="2.629cm" svg:x="1.4cm" svg:y="0.628cm" presentation:class="title">
          <draw:text-box>
            <text:p text:style-name="P24"><text:span text:style-name="T5">DISADVANTAGES</text:span></text:p>
          </draw:text-box>
        </draw:frame>
        <draw:frame presentation:style-name="pr2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5"><text:span text:style-name="T13">Difficult to understand.</text:span></text:p>
              </text:list-item>
              <text:list-item>
                <text:p text:style-name="P26"><text:span text:style-name="T13">often require retraining</text:span></text:p>
              </text:list-item>
              <text:list-item>
                <text:p text:style-name="P26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24" draw:layer="layout" svg:width="24.6cm" svg:height="1.372cm" svg:x="1.5cm" svg:y="1.128cm" presentation:class="title" presentation:user-transformed="true">
          <draw:text-box>
            <text:p text:style-name="P24"><text:span text:style-name="T5">LITERATURE</text:span></text:p>
          </draw:text-box>
        </draw:frame>
        <draw:frame presentation:style-name="pr2" draw:text-style-name="P4" draw:layer="layout" svg:width="25.199cm" svg:height="9.134cm" svg:x="0.801cm" svg:y="2.5cm" presentation:class="outline" presentation:user-transformed="true">
          <draw:text-box>
            <text:list text:style-name="L2">
              <text:list-header>
                <text:p text:style-name="P18"><text:span text:style-name="T8">SocialBullyAlert: A Web Application for Cyberbullying Detection on Minors' Social Media,(2024)</text:span></text:p>
                <text:p text:style-name="P18"><text:span text:style-name="T1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8" draw:text-style-name="P27" draw:layer="layout" svg:width="7.855cm" svg:height="1.242cm" svg:x="0.9cm" svg:y="1cm">
          <draw:text-box>
            <text:p text:style-name="P8"><text:span text:style-name="T5">EXISTING SYSTEMS</text:span></text:p>
          </draw:text-box>
        </draw:frame>
        <draw:frame draw:style-name="gr9" draw:text-style-name="P28" draw:layer="layout" svg:width="5.781cm" svg:height="1.043cm" svg:x="1.102cm" svg:y="2.538cm">
          <draw:text-box>
            <text:p><text:span text:style-name="T16">CYBER B.A.A.P</text:span></text:p>
          </draw:text-box>
        </draw:frame>
        <draw:frame draw:style-name="gr10" draw:text-style-name="P29" draw:layer="layout" svg:width="26.836cm" svg:height="10.205cm" svg:x="1cm" svg:y="4cm">
          <draw:text-box>
            <text:list text:style-name="L1">
              <text:list-item>
                <text:p><text:span text:style-name="T11">CyberB.A.A.P(Cyber Bullying Awareness,Action, and Prevention) is an initiative by the Nirali</text:span></text:p>
                <text:p><text:span text:style-name="T11">Bhatia Cyber wellness foundation.</text:span></text:p>
                <text:p><text:span text:style-name="T11"/></text:p>
              </text:list-item>
              <text:list-item>
                <text:p><text:span text:style-name="T11">It is a comprehensive program to combat the growing menace of cyberbullying.</text:span></text:p>
                <text:p><text:span text:style-name="T11"/></text:p>
              </text:list-item>
              <text:list-item>
                <text:p><text:span text:style-name="T11">CyberB.A.A.P aims to create awareness, provide support and enable prevention strategies </text:span></text:p>
                <text:p><text:span text:style-name="T11">for individuals affected by cyberbullying.</text:span></text:p>
                <text:p><text:span text:style-name="T11"/></text:p>
              </text:list-item>
              <text:list-item>
                <text:p><text:span text:style-name="T11">Its mission is to empower people with the knowledge and tools to foster a safer online </text:span></text:p>
                <text:p><text:span text:style-name="T11">enviornment.</text:span></text:p>
                <text:p><text:span text:style-name="T11"/></text:p>
              </text:list-item>
              <text:list-item>
                <text:p><text:span text:style-name="T11">The initiative addresses cyberbullying through various services including professional </text:span></text:p>
                <text:p><text:span text:style-name="T11"><text:s/></text:span><text:span text:style-name="T11">counseling for victims, training programs on digital safety and resources for parents, </text:span></text:p>
                <text:p><text:span text:style-name="T11"><text:s/></text:span><text:span text:style-name="T11">educators and stud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1" draw:text-style-name="P31" draw:layer="layout" svg:width="7.144cm" svg:height="0.784cm" svg:x="1.5cm" svg:y="1cm">
          <draw:text-box>
            <text:p text:style-name="P30">DISADVANTAGES</text:p>
          </draw:text-box>
        </draw:frame>
        <draw:frame draw:style-name="gr12" draw:text-style-name="P32" draw:layer="layout" svg:width="25cm" svg:height="11.5cm" svg:x="1.5cm" svg:y="3cm">
          <draw:text-box>
            <text:list text:style-name="L1">
              <text:list-item>
                <text:p text:style-name="P25"><text:span text:style-name="T17">Dependency on user initiative</text:span></text:p>
                <text:p text:style-name="P25"><text:span text:style-name="T17"/></text:p>
              </text:list-item>
              <text:list-item>
                <text:p text:style-name="P25"><text:span text:style-name="T17">Reactive approaches</text:span></text:p>
                <text:p text:style-name="P25"><text:span text:style-name="T17"/></text:p>
              </text:list-item>
              <text:list-item>
                <text:p text:style-name="P25"><text:span text:style-name="T17">Limited Awaren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13" draw:text-style-name="P27" draw:layer="layout" svg:width="7.948cm" svg:height="1.242cm" svg:x="1cm" svg:y="1cm">
          <draw:text-box>
            <text:p text:style-name="P8"><text:span text:style-name="T5">PROPOSED <text:s/>SYSTEM</text:span></text:p>
          </draw:text-box>
        </draw:frame>
        <draw:frame draw:style-name="gr14" draw:text-style-name="P33" draw:layer="layout" svg:width="4.765cm" svg:height="1.14cm" svg:x="1.5cm" svg:y="2.5cm">
          <draw:text-box>
            <text:p><text:span text:style-name="T18">CYBERWALL</text:span></text:p>
          </draw:text-box>
        </draw:frame>
        <draw:frame draw:style-name="gr15" draw:text-style-name="P34" draw:layer="layout" svg:width="25.5cm" svg:height="10.5cm" svg:x="0.5cm" svg:y="4cm">
          <draw:text-box>
            <text:list text:style-name="L1">
              <text:list-item>
                <text:p><text:span text:style-name="T19">CyberWALL presents the development of an innovative mobile application that leverages artificial intelligence(AI) for detecting and mitigating cyberbullying incidents while providing mental health support to victims.</text:span></text:p>
                <text:p><text:span text:style-name="T19"/></text:p>
              </text:list-item>
              <text:list-item>
                <text:p><text:span text:style-name="T19">It sends instant notification to users when potential cyberbullying is detected enabling immediate action such as blocking offenders or reporting incidents.</text:span></text:p>
                <text:p><text:span text:style-name="T19"/></text:p>
              </text:list-item>
              <text:list-item>
                <text:p><text:span text:style-name="T19">Provides a secure, anonymous reporting system, ensuring victims can safely report incidents without revealing their identity, thus promoting a safer digital environment.</text:span></text:p>
                <text:p><text:span text:style-name="T19"/></text:p>
              </text:list-item>
              <text:list-item>
                <text:p><text:span text:style-name="T19">Ensures end-to-end encryption and robust data protection, maintaining user confedentiality while offering effective solutions for online safet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16" draw:text-style-name="P37" draw:layer="layout" svg:width="5.853cm" svg:height="1.242cm" svg:x="1.448cm" svg:y="1cm">
          <draw:text-box>
            <text:p text:style-name="P36"><text:span text:style-name="T5">ADVANTAGES</text:span></text:p>
          </draw:text-box>
        </draw:frame>
        <draw:frame draw:style-name="gr17" draw:text-style-name="P29" draw:layer="layout" svg:width="17cm" svg:height="8.5cm" svg:x="1.5cm" svg:y="3.5cm">
          <draw:text-box>
            <text:list text:style-name="L1">
              <text:list-item>
                <text:p><text:span text:style-name="T11">Wider reach and awareness</text:span></text:p>
                <text:p><text:span text:style-name="T11"/></text:p>
              </text:list-item>
              <text:list-item>
                <text:p><text:span text:style-name="T11">Scalability and Resource management</text:span></text:p>
                <text:p><text:span text:style-name="T11"/></text:p>
              </text:list-item>
              <text:list-item>
                <text:p><text:span text:style-name="T11">Increased Accessability</text:span></text:p>
                <text:p><text:span text:style-name="T11"/></text:p>
              </text:list-item>
              <text:list-item>
                <text:p><text:span text:style-name="T11">Simplified reporting process</text:span></text:p>
                <text:p><text:span text:style-name="T11"/></text:p>
              </text:list-item>
              <text:list-item>
                <text:p><text:span text:style-name="T11">Privacy and Secur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8" draw:text-style-name="P38" draw:layer="layout" svg:width="12cm" svg:height="3.5cm" svg:x="12.5cm" svg:y="6.5cm">
          <draw:text-box>
            <text:p text:style-name="P4"><text:span text:style-name="T20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4:58.937198295</meta:creation-date>
    <dc:date>2025-02-01T15:00:45.452374717</dc:date>
    <meta:editing-duration>PT4H18M35S</meta:editing-duration>
    <meta:editing-cycles>10</meta:editing-cycles>
    <meta:generator>LibreOffice/24.8.4.2$Linux_X86_64 LibreOffice_project/480$Build-2</meta:generator>
    <meta:document-statistic meta:object-count="79"/>
  </office:meta>
</office:document-meta>
</file>